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d31e65" officeooo:paragraph-rsid="43d31e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d31e65" officeooo:paragraph-rsid="44af2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f535cd" officeooo:paragraph-rsid="43fc5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f535cd" officeooo:paragraph-rsid="43ff1f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f535cd" officeooo:paragraph-rsid="44125c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016c34" officeooo:paragraph-rsid="4411c2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016c34" officeooo:paragraph-rsid="44016c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016c34" officeooo:paragraph-rsid="44125c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016c34" officeooo:paragraph-rsid="44133b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170b03" officeooo:paragraph-rsid="44170b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27a27e" officeooo:paragraph-rsid="4427a2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29f4b9" officeooo:paragraph-rsid="4427a2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2ccac9" officeooo:paragraph-rsid="442cc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314306" officeooo:paragraph-rsid="44314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396fb0" officeooo:paragraph-rsid="44396f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3f364d" officeooo:paragraph-rsid="443f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5a08e" officeooo:paragraph-rsid="4465a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5a08e" officeooo:paragraph-rsid="4488ed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a4ef9" officeooo:paragraph-rsid="446a4e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f4553" officeooo:paragraph-rsid="446f45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491a7" officeooo:paragraph-rsid="44849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1c301" officeooo:paragraph-rsid="4451c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eb825" officeooo:paragraph-rsid="445eb8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e1ad4" officeooo:paragraph-rsid="448e1a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45174" officeooo:paragraph-rsid="44945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45174" officeooo:paragraph-rsid="449e6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69dfa" officeooo:paragraph-rsid="44b69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c4c1c3" officeooo:paragraph-rsid="44c4c1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cad021" officeooo:paragraph-rsid="44cad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cad021" officeooo:paragraph-rsid="44cc34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paragraph-properties fo:text-align="start" style:justify-single-word="fals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cd0455" officeooo:paragraph-rsid="44cd0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cd0455" officeooo:paragraph-rsid="44cd0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cd0455" officeooo:paragraph-rsid="44dc86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cd0455" officeooo:paragraph-rsid="44d32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e5d9c" officeooo:paragraph-rsid="44de5d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e5698e" officeooo:paragraph-rsid="44e569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e7d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e7df11" officeooo:paragraph-rsid="44e7d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f040c4" officeooo:paragraph-rsid="44f040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0437aa" officeooo:paragraph-rsid="45043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09787a" officeooo:paragraph-rsid="450978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09787a" officeooo:paragraph-rsid="452a95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0bd561" officeooo:paragraph-rsid="450bd5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4354b1" officeooo:paragraph-rsid="45435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4354b1" officeooo:paragraph-rsid="455332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4354b1" officeooo:paragraph-rsid="454fa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577fc4" officeooo:paragraph-rsid="45577f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5fc450" officeooo:paragraph-rsid="455fc4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font-name="Liberation Serif" fo:font-weight="bold" officeooo:paragraph-rsid="44e7df11" style:font-name-asian="Liberation Serif" style:font-weight-asian="bold" style:font-weight-complex="bold"/>
    </style:style>
    <style:style style:name="T1" style:family="text">
      <style:text-properties fo:color="#010101"/>
    </style:style>
    <style:style style:name="T2" style:family="text">
      <style:text-properties fo:color="#010101" fo:font-size="8pt" style:font-size-asian="8pt" style:font-size-complex="8pt"/>
    </style:style>
    <style:style style:name="T3" style:family="text">
      <style:text-properties fo:color="#010101" fo:font-size="8pt" officeooo:rsid="43f2bb12" style:font-size-asian="8pt" style:font-size-complex="8pt"/>
    </style:style>
    <style:style style:name="T4" style:family="text">
      <style:text-properties fo:color="#010101" fo:font-size="8pt" officeooo:rsid="4451c301" style:font-size-asian="8pt" style:font-size-complex="8pt"/>
    </style:style>
    <style:style style:name="T5" style:family="text">
      <style:text-properties fo:color="#010101" fo:font-size="8pt" officeooo:rsid="4470a83d" style:font-size-asian="8pt" style:font-size-complex="8pt"/>
    </style:style>
    <style:style style:name="T6" style:family="text">
      <style:text-properties fo:color="#010101" fo:font-size="11pt" style:font-size-asian="11pt" style:font-size-complex="11pt"/>
    </style:style>
    <style:style style:name="T7" style:family="text">
      <style:text-properties fo:color="#010101" fo:font-size="11pt" officeooo:rsid="43fa78f7" style:font-size-asian="11pt" style:font-size-complex="11pt"/>
    </style:style>
    <style:style style:name="T8" style:family="text">
      <style:text-properties fo:color="#010101" fo:font-size="11pt" officeooo:rsid="43f9f0fd" style:font-size-asian="11pt" style:font-size-complex="11pt"/>
    </style:style>
    <style:style style:name="T9" style:family="text">
      <style:text-properties fo:color="#010101" fo:font-size="9pt" style:font-size-asian="9pt" style:font-size-complex="9pt"/>
    </style:style>
    <style:style style:name="T10" style:family="text">
      <style:text-properties fo:color="#010101" fo:font-size="15pt" style:font-size-asian="15pt" style:font-size-complex="15pt"/>
    </style:style>
    <style:style style:name="T11" style:family="text">
      <style:text-properties fo:color="#010101" officeooo:rsid="4446c6e5"/>
    </style:style>
    <style:style style:name="T12" style:family="text">
      <style:text-properties fo:color="#010101" fo:font-size="10pt" style:font-size-asian="10pt" style:font-size-complex="10pt"/>
    </style:style>
    <style:style style:name="T13" style:family="text">
      <style:text-properties fo:color="#010101" fo:font-size="10pt" officeooo:rsid="44d60066" style:font-size-asian="10pt" style:font-size-complex="10pt"/>
    </style:style>
    <style:style style:name="T14" style:family="text">
      <style:text-properties fo:color="#010101" fo:font-size="14pt" style:font-size-asian="14pt" style:font-size-complex="14pt"/>
    </style:style>
    <style:style style:name="T15" style:family="text">
      <style:text-properties fo:color="#010101" fo:font-size="13pt" style:font-size-asian="13pt" style:font-size-complex="13pt"/>
    </style:style>
    <style:style style:name="T16" style:family="text">
      <style:text-properties fo:color="#010101" officeooo:rsid="447751de"/>
    </style:style>
    <style:style style:name="T17" style:family="text">
      <style:text-properties fo:color="#010101" fo:font-size="16pt" style:font-size-asian="16pt" style:font-size-complex="16pt"/>
    </style:style>
    <style:style style:name="T18" style:family="text">
      <style:text-properties fo:color="#010101" fo:font-size="12pt" style:font-size-asian="12pt" style:font-size-complex="12pt"/>
    </style:style>
    <style:style style:name="T19" style:family="text">
      <style:text-properties fo:color="#010101" fo:font-size="12pt" style:font-name-asian="標楷體1" style:font-size-asian="12pt" style:font-size-complex="12pt"/>
    </style:style>
    <style:style style:name="T20" style:family="text">
      <style:text-properties fo:color="#010101" style:font-name="Arial1" officeooo:rsid="4446c6e5" style:font-name-asian="Arial1"/>
    </style:style>
    <style:style style:name="T21" style:family="text">
      <style:text-properties fo:color="#010101" style:font-name="Arial1" officeooo:rsid="447751de" style:font-name-asian="Arial1"/>
    </style:style>
    <style:style style:name="T22" style:family="text">
      <style:text-properties style:font-name="標楷體1"/>
    </style:style>
    <style:style style:name="T23" style:family="text">
      <style:text-properties style:font-name="標楷體1" officeooo:rsid="43f4dda0"/>
    </style:style>
    <style:style style:name="T24" style:family="text">
      <style:text-properties style:font-name="標楷體1" officeooo:rsid="4428139a"/>
    </style:style>
    <style:style style:name="T25" style:family="text">
      <style:text-properties style:font-name="標楷體1" style:font-name-asian="標楷體1"/>
    </style:style>
    <style:style style:name="T26" style:family="text">
      <style:text-properties officeooo:rsid="43f535cd"/>
    </style:style>
    <style:style style:name="T27" style:family="text">
      <style:text-properties fo:color="#1c1c1c"/>
    </style:style>
    <style:style style:name="T28" style:family="text">
      <style:text-properties style:use-window-font-color="true"/>
    </style:style>
    <style:style style:name="T29" style:family="text">
      <style:text-properties fo:color="#666666"/>
    </style:style>
    <style:style style:name="T30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3635499" text:style-name="L1">
        <text:list-item>
          <text:p text:style-name="P1"><text:bookmark-start text:name="西藏生死書"/>西藏生死書<text:bookmark-end text:name="西藏生死書"/></text:p>
          <text:list>
            <text:list-item>
              <text:p text:style-name="P1"><text:bookmark-start text:name="第1章"/>第<text:span text:style-name="T23">1</text:span>章<text:bookmark-end text:name="第1章"/>。</text:p>
              <text:list>
                <text:list-item>
                  <text:p text:style-name="P1">上師。</text:p>
                </text:list-item>
                <text:list-item>
                  <text:p text:style-name="P2">死亡。<text:span text:style-name="T1">（面對、瞭解 臨終、死亡）</text:span></text:p>
                </text:list-item>
                <text:list-item>
                  <text:p text:style-name="P2">來生。<text:span text:style-name="T1">（今生 之後，還有 來世）</text:span></text:p>
                </text:list-item>
                <text:list-item>
                  <text:p text:style-name="P2"><text:span text:style-name="T28">愛</text:span>、關懷。<text:span text:style-name="T1">（慈愛、憐憫、包容、接納）</text:span></text:p>
                </text:list-item>
                <text:list-item>
                  <text:p text:style-name="P2">生命。<text:span text:style-name="T1">（生）</text:span></text:p>
                </text:list-item>
                <text:list-item>
                  <text:p text:style-name="P2">中陰。<text:span text:style-name="T1">（死亡、來生 之間 的 狀態）（狀態轉移圖：生→死→中陰→生（、轉世、來生））</text:span></text:p>
                  <text:list>
                    <text:list-item>
                      <text:p text:style-name="P2">此生中陰。<text:span text:style-name="T1">（自然中陰）（生命）</text:span></text:p>
                    </text:list-item>
                    <text:list-item>
                      <text:p text:style-name="P2">臨終中陰。<text:span text:style-name="T1">（痛苦中陰）（臨終、死亡）</text:span></text:p>
                    </text:list-item>
                    <text:list-item>
                      <text:p text:style-name="P2">法性中陰。<text:span text:style-name="T1">（光明中陰）（死後）</text:span></text:p>
                    </text:list-item>
                    <text:list-item>
                      <text:p text:style-name="P2">受生中陰。<text:span text:style-name="T1">（業力中陰）（一直持續到 投胎、轉世、來生 有新生命 為止）</text:span></text:p>
                    </text:list-item>
                  </text:list>
                </text:list-item>
                <text:list-item>
                  <text:p text:style-name="P2">無常。</text:p>
                </text:list-item>
                <text:list-item>
                  <text:p text:style-name="P2">心性。</text:p>
                </text:list-item>
                <text:list-item>
                  <text:p text:style-name="P2">證悟心。<text:span text:style-name="T2">（（查驗、）驗證、（思想、）思想活動（、思考（抽象例子，走路、開（、坐）車、開（、坐）飛機）、領悟（抽象例子，攀岩、搭電梯、</text:span><text:span text:style-name="T3">開（、坐）</text:span><text:span text:style-name="T2">直升機））、信念）</text:span></text:p>
                </text:list-item>
              </text:list>
            </text:list-item>
            <text:list-item>
              <text:p text:style-name="P2"><text:bookmark-start text:name="第2章"/>第<text:span text:style-name="T23">2</text:span>章<text:bookmark-end text:name="第2章"/>。</text:p>
              <text:list>
                <text:list-item>
                  <text:p text:style-name="P4"><text:span text:style-name="T29">觀想</text:span>。<text:span text:style-name="T6">（使用 腦中畫面、</text:span><text:span text:style-name="T7">內心聲音</text:span><text:span text:style-name="T6">、大腦 想像、形成、感受 假想世界）（使用 </text:span><text:span text:style-name="T8">腦中畫面、</text:span><text:span text:style-name="T6">內心聲音、大腦 感測、交互作用 假想世界觀）</text:span></text:p>
                  <text:list>
                    <text:list-item>
                      <text:p text:style-name="P4">想像 自己 是 某一特定個體。<text:span text:style-name="T1">（沉浸在 該個體）</text:span></text:p>
                    </text:list-item>
                    <text:list-item>
                      <text:p text:style-name="P4">想像 該個體 處在 某一特定情境。<text:span text:style-name="T1">（沉浸在 該個體、該情境、該假想世界）</text:span></text:p>
                    </text:list-item>
                    <text:list-item>
                      <text:p text:style-name="P4">感測、感受、沉浸在 該個體的 感測、感受、思想活動。</text:p>
                    </text:list-item>
                    <text:list-item>
                      <text:p text:style-name="P5">在 觀想（即將）結束 時。</text:p>
                      <text:list>
                        <text:list-item>
                          <text:p text:style-name="P5">遺忘、脫離出 自己的 想像、設定。<text:span text:style-name="T1">（斷捨離）（移除 沉浸感、假想沉浸感）</text:span></text:p>
                        </text:list-item>
                        <text:list-item>
                          <text:p text:style-name="P5">只殘留 思考、領悟 的 心得、結論。</text:p>
                        </text:list-item>
                      </text:list>
                    </text:list-item>
                    <text:list-item>
                      <text:p text:style-name="P7">明顯例子。</text:p>
                      <text:list>
                        <text:list-item>
                          <text:p text:style-name="P7">想像 自己 是 世界首富。</text:p>
                        </text:list-item>
                        <text:list-item>
                          <text:p text:style-name="P8">想像 自己（世界首富）第一時間、隨時最早（能夠）聽說、打聽到 本書的 內容。</text:p>
                        </text:list-item>
                        <text:list-item>
                          <text:p text:style-name="P9"><text:span text:style-name="T26">感測、感受、沉浸在 </text:span>自己（世界首富）<text:span text:style-name="T26">的 感測、感受、思想活動。</text:span></text:p>
                        </text:list-item>
                        <text:list-item>
                          <text:p text:style-name="P6">在 觀想（即將）結束 時。</text:p>
                          <text:list>
                            <text:list-item>
                              <text:p text:style-name="P9"><text:span text:style-name="T26">遺忘、脫離出，自己 是 </text:span>世界首富，<text:span text:style-name="T26">的 想像、設定。</text:span></text:p>
                            </text:list-item>
                            <text:list-item>
                              <text:p text:style-name="P10"><text:span text:style-name="T26">只殘留 思考、領悟 </text:span>自己（世界首富）<text:span text:style-name="T26">的 心得、結論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心。<text:span text:style-name="T9">（載具、載體、器皿、工具、本能）（心的 感測 是 觀想）（心的 交互作用 是 念頭）（寧靜的心 能夠讓 你、自己 追求 精神、意識層 事物、知識）</text:span></text:p>
                </text:list-item>
                <text:list-item>
                  <text:p text:style-name="P12"><text:span text:style-name="T29">當下</text:span>。</text:p>
                </text:list-item>
                <text:list-item>
                  <text:p text:style-name="P12"><text:span text:style-name="T28">改變你的生活</text:span>。</text:p>
                </text:list-item>
              </text:list>
            </text:list-item>
            <text:list-item>
              <text:p text:style-name="P12"><text:bookmark-start text:name="第3章"/>第<text:span text:style-name="T24">3</text:span>章<text:bookmark-end text:name="第3章"/>。</text:p>
              <text:list>
                <text:list-item>
                  <text:p text:style-name="P13">避免『人行道的洞』、如何『走上另一條街』。</text:p>
                </text:list-item>
                <text:list-item>
                  <text:p text:style-name="P14">反省、放下。</text:p>
                </text:list-item>
              </text:list>
            </text:list-item>
            <text:list-item>
              <text:p text:style-name="P14"><text:bookmark-start text:name="第4章"/>第<text:span text:style-name="T22">4</text:span>章<text:bookmark-end text:name="第4章"/>。</text:p>
              <text:list>
                <text:list-item>
                  <text:p text:style-name="P15">凡夫心。<text:span text:style-name="T1">（被 急速變化的 念頭、情緒 所蒙蔽）（凡夫心 </text:span><text:span text:style-name="T20">↔</text:span><text:span text:style-name="T11"> </text:span><text:span text:style-name="T1">烏雲）</text:span></text:p>
                </text:list-item>
                <text:list-item>
                  <text:p text:style-name="P15">心的本性。<text:span text:style-name="T1">（心性）（體悟 心性 是 體悟（萬事萬物 的）本質）（心性 </text:span><text:span text:style-name="T20">↔</text:span><text:span text:style-name="T11"> 天空</text:span><text:span text:style-name="T1">）</text:span></text:p>
                </text:list-item>
                <text:list-item>
                  <text:p text:style-name="P15">佛性。<text:span text:style-name="T1">（人性、佛性 的 佛性）（佛的 本性）（開悟的 種子）（從 人 變成 佛 的 機會）</text:span></text:p>
                </text:list-item>
                <text:list-item>
                  <text:p text:style-name="P16">佛。<text:span text:style-name="T10">（動物 →（教育、傳承）→ 人 → （教育、傳承）→ 佛）（意識層型 提升、昇華）（真正的人）</text:span></text:p>
                </text:list-item>
                <text:list-item>
                  <text:p text:style-name="P17">往內看。<text:span text:style-name="T1">（往內看 心性）（內省、安靜、檢視）</text:span></text:p>
                </text:list-item>
                <text:list-item>
                  <text:p text:style-name="P17">覺悟、體悟。</text:p>
                </text:list-item>
              </text:list>
            </text:list-item>
            <text:list-item>
              <text:p text:style-name="P17"><text:bookmark-start text:name="第5章"/><text:span text:style-name="T22">第5</text:span>章<text:bookmark-end text:name="第5章"/>。</text:p>
              <text:list>
                <text:list-item>
                  <text:p text:style-name="P17">證悟。</text:p>
                </text:list-item>
                <text:list-item>
                  <text:p text:style-name="P17">禪修。</text:p>
                </text:list-item>
                <text:list-item>
                  <text:p text:style-name="P17">禪坐。<text:span text:style-name="T9">（把你的心帶回家、放下、放鬆）（沒有什麼還需要擔憂、沒有什麼還沒完成）（創造正確的內心環境、讓心安定下來）（最重要的特色不在技巧，而在精神）</text:span></text:p>
                  <text:list>
                    <text:list-item>
                      <text:p text:style-name="P18">視線。<text:span text:style-name="T15">（心亂時，降低視線）（昏昏欲睡時，視線拉高）（心靜下來時，隨意把視線拉高，將眼睛睜開些）</text:span></text:p>
                    </text:list-item>
                    <text:list-item>
                      <text:p text:style-name="P20">感官自然開放。<text:span text:style-name="T14">（不掩飾、不追逐）（不管你看到什麼，聽到什麼，都不要去理會，都不要去執著）</text:span></text:p>
                    </text:list-item>
                    <text:list-item>
                      <text:p text:style-name="P21">執著、自我 → 不執著、無我。<text:span text:style-name="T2">（安住 當下、心 → 一旦雲層般的念頭和情緒消逝 像天空般的真實本性就會顯露 </text:span><text:span text:style-name="T5">如太陽般的佛性就能從中照射出來</text:span><text:span text:style-name="T2">）</text:span></text:p>
                    </text:list-item>
                    <text:list-item>
                      <text:p text:style-name="P17">不要去「思考」念頭。<text:span text:style-name="T17">（念頭就像風，來了又去）（讓他們流過心，不在心中流過任何痕跡）</text:span></text:p>
                    </text:list-item>
                    <text:list-item>
                      <text:p text:style-name="P22">禪修。<text:span text:style-name="T15">（當過去的念頭停止，未來的念頭還沒生起時，有個間隙，延長它：那就是禪修）（正念分明、活在當下）</text:span></text:p>
                    </text:list-item>
                  </text:list>
                </text:list-item>
                <text:list-item>
                  <text:p text:style-name="P17">當下。<text:span text:style-name="T1">（心 保持在當下、開放如天空、穩固如大地）</text:span></text:p>
                </text:list-item>
                <text:list-item>
                  <text:p text:style-name="P17">修<text:span text:style-name="T29">心</text:span>。<text:span text:style-name="T2">（沒有競爭、沒有想要去擁有、沒有執取的慾望、沒有緊張焦慮的奮鬥、沒有成就的渴望、沒有野心）（既不接受也不拒絕、既不期望也不害怕）</text:span><text:span text:style-name="T4">（忙碌、散亂 → 寂靜、專注）</text:span></text:p>
                </text:list-item>
                <text:list-item>
                  <text:p text:style-name="P23">禪定。<text:span text:style-name="T1">（「觀」某個對象）</text:span></text:p>
                  <text:list>
                    <text:list-item>
                      <text:p text:style-name="P23">正念。<text:span text:style-name="T12">（止、安住、安定下來、把紛亂的心融為一體）（寬容、接納 情緒、念頭）（開放、解放、舒坦）（善心、仁慈心、溫暖的環境）</text:span></text:p>
                    </text:list-item>
                  </text:list>
                </text:list-item>
                <text:list-item>
                  <text:p text:style-name="P24"><text:span text:style-name="T29">環境</text:span>。<text:span text:style-name="T1">（身體的姿勢會影響到心的態度、心的寧靜會影響到姿勢的（輕鬆自在）舒適度）</text:span></text:p>
                </text:list-item>
                <text:list-item>
                  <text:p text:style-name="P18">念頭、情緒。<text:span text:style-name="T1">（念頭、情緒 </text:span><text:span text:style-name="T21">↔</text:span><text:span text:style-name="T16"> 波浪、雲彩（生起、消退）</text:span><text:span text:style-name="T1">）（心 </text:span><text:span text:style-name="T21">↔</text:span><text:span text:style-name="T16"> 大海、天空</text:span><text:span text:style-name="T1">）</text:span></text:p>
                </text:list-item>
                <text:list-item>
                  <text:p text:style-name="P18">不執著、毫無執著。<text:span text:style-name="T1">（不執著 好的經驗，不厭惡 負面的經驗）</text:span></text:p>
                </text:list-item>
                <text:list-item>
                  <text:p text:style-name="P19">覺悟。</text:p>
                </text:list-item>
                <text:list-item>
                  <text:p text:style-name="P19">不二的境界。<text:span text:style-name="T1">（你再也找不到「我」和「你」、「此」和「彼」、「內」和「外」的藩籬）</text:span></text:p>
                </text:list-item>
                <text:list-item>
                  <text:p text:style-name="P25">正念分明、活在當下。<text:span text:style-name="T1">（寧靜和專注的心境）</text:span></text:p>
                </text:list-item>
                <text:list-item>
                  <text:p text:style-name="P25"><text:span text:style-name="T29">結合</text:span>：動中禪。<text:span text:style-name="T15">（把禪修和日常生活結合）（把禪修結合在生活中）（寧靜喜悅、曠達自在滲入日常生活裡）</text:span></text:p>
                </text:list-item>
              </text:list>
            </text:list-item>
            <text:list-item>
              <text:p text:style-name="P25"><text:bookmark-start text:name="第6章"/>第<text:span text:style-name="T25">6章</text:span><text:bookmark-end text:name="第6章"/>。</text:p>
              <text:list>
                <text:list-item>
                  <text:p text:style-name="P26">輪迴。<text:span text:style-name="T1">（來生、死後還有生命、心的連續存在）</text:span></text:p>
                </text:list-item>
                <text:list-item>
                  <text:p text:style-name="P26">因緣作用。<text:span text:style-name="T1">（主因、助緣）</text:span></text:p>
                </text:list-item>
                <text:list-item>
                  <text:p text:style-name="P27">業。<text:span text:style-name="T15">（行動、潛藏於行動的力量、行動所帶來的結果）（現在的你，是過去的你所造的；未來的你，是現在的你所造的）</text:span></text:p>
                  <text:list>
                    <text:list-item>
                      <text:p text:style-name="P26">如果你想知道你的過去<text:span text:style-name="T27">世</text:span>，看一看你現在的情況。</text:p>
                    </text:list-item>
                    <text:list-item>
                      <text:p text:style-name="P26">如果你想知道你的未來<text:span text:style-name="T27">世</text:span>，看看你目前的行為。<text:span text:style-name="T9">（行為的結果，完全是看行為背後的動機而定，絕非行為的大小程度）</text:span></text:p>
                    </text:list-item>
                  </text:list>
                </text:list-item>
                <text:list-item>
                  <text:p text:style-name="P26">善心。<text:span text:style-name="T14">（克服自私、對別人更多的慈悲、想到別人、盡力幫助別人、希望別人快樂、不要總是為自己著想）</text:span></text:p>
                </text:list-item>
              </text:list>
            </text:list-item>
            <text:list-item>
              <text:p text:style-name="P26"><text:bookmark-start text:name="第7章"/>第<text:span text:style-name="T25">7章</text:span><text:bookmark-end text:name="第7章"/>。</text:p>
              <text:list>
                <text:list-item>
                  <text:p text:style-name="P26">中陰。<text:span text:style-name="T6">（「一個情境的完成」和「另一個情境的開始」兩者間的「過渡」或「間隔」）（死亡和再生之間的中間狀態）（在這一世開悟）</text:span></text:p>
                  <text:list>
                    <text:list-item>
                      <text:p text:style-name="P3">此生中陰。<text:span text:style-name="T1">（生與死之間的整個過程）</text:span></text:p>
                      <text:list>
                        <text:list-item>
                          <text:p text:style-name="P28">自然中陰。</text:p>
                        </text:list-item>
                        <text:list-item>
                          <text:p text:style-name="P28">禪定中陰。</text:p>
                        </text:list-item>
                        <text:list-item>
                          <text:p text:style-name="P28">睡夢中陰。</text:p>
                          <text:list>
                            <text:list-item>
                              <text:p text:style-name="P28">入睡類似臨終中陰。</text:p>
                            </text:list-item>
                            <text:list-item>
                              <text:p text:style-name="P28">入睡後，作夢前的階段，類似法性中陰。</text:p>
                            </text:list-item>
                            <text:list-item>
                              <text:p text:style-name="P28">作夢類似受生中陰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臨終中陰。<text:span text:style-name="T1">（從死亡過程的開始，一直到所謂「內呼吸」的結束為止）</text:span></text:p>
                    </text:list-item>
                    <text:list-item>
                      <text:p text:style-name="P3">法性中陰。<text:span text:style-name="T1">（包含死後心性光芒的體驗）</text:span></text:p>
                    </text:list-item>
                    <text:list-item>
                      <text:p text:style-name="P3">受生中陰。<text:span text:style-name="T1">（中陰身）（它會一直持續到我們投胎有新生命為止）</text:span></text:p>
                    </text:list-item>
                  </text:list>
                </text:list-item>
                <text:list-item>
                  <text:p text:style-name="P26">間隔。<text:span text:style-name="T1">（過渡階段）</text:span></text:p>
                </text:list-item>
                <text:list-item>
                  <text:p text:style-name="P26">轉化機會。<text:span text:style-name="T1">（機會）</text:span></text:p>
                </text:list-item>
              </text:list>
            </text:list-item>
            <text:list-item>
              <text:p text:style-name="P26"><text:bookmark-start text:name="第8章"/>第<text:span text:style-name="T22">8</text:span>章<text:bookmark-end text:name="第8章"/>。</text:p>
              <text:list>
                <text:list-item>
                  <text:p text:style-name="P26">此生的自然中陰。</text:p>
                </text:list-item>
                <text:list-item>
                  <text:p text:style-name="P26">凡夫心的基礎地。</text:p>
                </text:list-item>
                <text:list-item>
                  <text:p text:style-name="P26">共業、別業。<text:span text:style-name="T1">（共同的業、分別的業）</text:span></text:p>
                </text:list-item>
                <text:list-item>
                  <text:p text:style-name="P29"><text:span text:style-name="T29">轉化</text:span>自己。<text:span text:style-name="T1">（牢記心中，表現在行動上的人，就如白晝時的星星，寥寥無幾）</text:span></text:p>
                </text:list-item>
                <text:list-item>
                  <text:p text:style-name="P30">修<text:span text:style-name="T29">行</text:span>。</text:p>
                </text:list-item>
                <text:list-item>
                  <text:p text:style-name="P31">三慧。<text:span text:style-name="T9">（聞、思、修）（聽聞的智慧、思索和反省的智慧、禪修的智慧）（喚醒我們認識真性，也可以體現我們發覺本來面目、所謂「無我的智慧」的喜悅和自由）</text:span></text:p>
                  <text:list>
                    <text:list-item>
                      <text:p text:style-name="P32">聞。<text:span text:style-name="T15">（如果你的心是空的，就可以隨時準備接受一切；它是開放的。在初學者的心裡，存在著許多可能性）</text:span></text:p>
                      <text:list>
                        <text:list-item>
                          <text:p text:style-name="P36">你聽得越多，你聽到的就會越多；你聽到的越多，你的了解就會越深。</text:p>
                        </text:list-item>
                      </text:list>
                    </text:list-item>
                    <text:list-item>
                      <text:p text:style-name="P33">思。</text:p>
                      <text:list>
                        <text:list-item>
                          <text:p text:style-name="P33">加深了解。</text:p>
                        </text:list-item>
                      </text:list>
                    </text:list-item>
                    <text:list-item>
                      <text:p text:style-name="P34">修。</text:p>
                      <text:list>
                        <text:list-item>
                          <text:p text:style-name="P34">把所得到的智慧付諸行動，，並直接運<text:span text:style-name="T29">用在日常</text:span>生活<text:span text:style-name="T29">所需</text:span>上。</text:p>
                        </text:list-item>
                      </text:list>
                    </text:list-item>
                  </text:list>
                </text:list-item>
                <text:list-item>
                  <text:p text:style-name="P33">自我。<text:span text:style-name="T12">（我執）（不斷執著「我」和「我所有」、自己和他人）（一切痛苦的根本原因）（</text:span><text:span text:style-name="T13">讓自我保持緘默，你將經驗到你本來的智慧、喜悅和快樂</text:span><text:span text:style-name="T12">）</text:span></text:p>
                </text:list-item>
                <text:list-item>
                  <text:p text:style-name="P33">無我。<text:span text:style-name="T10">（內心的寧靜）（空無自我）（一開始就沒有自我）（你將體悟最神聖和最聰明的事是愛惜別人）</text:span></text:p>
                </text:list-item>
                <text:list-item>
                  <text:p text:style-name="P35"><text:span text:style-name="T28">明智的嚮導</text:span>。<text:span text:style-name="T12">（寧靜的智慧聲音，把它們融入你的生活中）（知道什麼對你最好，幫助你發現越來越多的出路）（清醒型、衛星晶片型 多重人格）</text:span></text:p>
                </text:list-item>
                <text:list-item>
                  <text:p text:style-name="P33">神聖的懷疑。<text:span text:style-name="T18">（知道如何探求或利用懷疑）（改變我們對懷疑的態度）（要給懷疑時間，要給自己時間，來發現問題的答案）</text:span></text:p>
                </text:list-item>
                <text:list-item>
                  <text:p text:style-name="P37">持續學習。<text:span text:style-name="T1">（精神的旅程是一種持續學習和淨化的旅程）</text:span></text:p>
                </text:list-item>
              </text:list>
            </text:list-item>
            <text:list-item>
              <text:p text:style-name="P37"><text:bookmark-start text:name="第9章"/>第<text:span text:style-name="T22">9</text:span>章<text:bookmark-end text:name="第9章"/>。</text:p>
              <text:list>
                <text:list-item>
                  <text:p text:style-name="P39">活在地球上的目的，就是與我們基本的、覺悟的自性結合。</text:p>
                  <text:list>
                    <text:list-item>
                      <text:p text:style-name="P50"><text:span text:style-name="T30">精神之旅。</text:span><text:span text:style-name="T19">（完成任務的方法只有一個，那就是踏上精神之旅，以我們的一切熱誠、智慧、勇氣和決心來轉化自己）</text:span></text:p>
                    </text:list-item>
                  </text:list>
                </text:list-item>
                <text:list-item>
                  <text:p text:style-name="P39">利他和<text:span text:style-name="T29">善良的心</text:span>。<text:span text:style-name="T1">（把自己變消失、無私）</text:span></text:p>
                  <text:list>
                    <text:list-item>
                      <text:p text:style-name="P39">真正的老師是仁慈的、慈悲的，不厭倦地想把他們從上師那兒得到的智慧分享給學生。</text:p>
                    </text:list-item>
                    <text:list-item>
                      <text:p text:style-name="P40">在任何情況下從不欺騙或操縱學生，也不放棄他們的學生，不為自己的利益設想。</text:p>
                    </text:list-item>
                    <text:list-item>
                      <text:p text:style-name="P40">只為教法的宏揚光大而努力，永遠保持謙卑。<text:span text:style-name="T10">（最重要的是教法的真理，而不是老師這個人）</text:span></text:p>
                    </text:list-item>
                  </text:list>
                </text:list-item>
                <text:list-item>
                  <text:p text:style-name="P40">生命的基礎地。</text:p>
                </text:list-item>
                <text:list-item>
                  <text:p text:style-name="P40">上師。<text:span text:style-name="T15">（真理的化身）（愛心和智慧）（把 真理、思想 應用在、使用到 修行生活、日常生活、一言一行、意識）</text:span></text:p>
                </text:list-item>
                <text:list-item>
                  <text:p text:style-name="P39">恭敬心。<text:span text:style-name="T1">（對於真理牢不可破的接受）（來自敬畏和尊崇的感激）</text:span></text:p>
                </text:list-item>
                <text:list-item>
                  <text:p text:style-name="P38">祈求。<text:span text:style-name="T9">（你們祈求就給你們，尋找就尋見，叩門就給你們開門）（祈求的時候，就是我們獲得幫助的時刻）（最需要的是，打從內心深處真正祈求幫助的勇氣和謙遜）</text:span></text:p>
                </text:list-item>
                <text:list-item>
                  <text:p text:style-name="P41">上師相應法。<text:span text:style-name="T1">（心合而為一）（傳承 心性、智慧心、明智的嚮導（、意識層））</text:span></text:p>
                  <text:list>
                    <text:list-item>
                      <text:p text:style-name="P42">讓我們在日常生活中的每一個動作，都能夠很自然地越來越溶入上師的存在。</text:p>
                    </text:list-item>
                    <text:list-item>
                      <text:p text:style-name="P42">知道並體悟一切都是上師智慧的展現。</text:p>
                    </text:list-item>
                  </text:list>
                </text:list-item>
              </text:list>
            </text:list-item>
            <text:list-item>
              <text:p text:style-name="P42"><text:bookmark-start text:name="第10章"/>第<text:span text:style-name="T22">10</text:span>章<text:bookmark-end text:name="第10章"/>。</text:p>
              <text:list>
                <text:list-item>
                  <text:p text:style-name="P44">了悟。</text:p>
                </text:list-item>
                <text:list-item>
                  <text:p text:style-name="P44">大圓滿法。<text:span text:style-name="T1">（大圓滿是一種狀態，本初的狀態，全然覺醒的狀態）（體悟我們的本性）</text:span></text:p>
                </text:list-item>
                <text:list-item>
                  <text:p text:style-name="P42">根、道、果。</text:p>
                </text:list-item>
                <text:list-item>
                  <text:p text:style-name="P42">淨化、修行。</text:p>
                </text:list-item>
                <text:list-item>
                  <text:p text:style-name="P42">見、定、行。</text:p>
                </text:list-item>
                <text:list-item>
                  <text:p text:style-name="P42">心性。</text:p>
                </text:list-item>
                <text:list-item>
                  <text:p text:style-name="P42">地光明、道光明。<text:span text:style-name="T17">（地光明和道光明的結合，以及念頭和情緒的自我解脫，就是最深層次的禪定）</text:span></text:p>
                </text:list-item>
                <text:list-item>
                  <text:p text:style-name="P42">一個念頭或情緒生起時就解脫。<text:span text:style-name="T17">（就好像在水裡寫字或在空中化圖一般）（無住、赤裸的自在）</text:span></text:p>
                </text:list-item>
                <text:list-item>
                  <text:p text:style-name="P42">力斷、頓超。</text:p>
                </text:list-item>
              </text:list>
            </text:list-item>
            <text:list-item>
              <text:p text:style-name="P42">第<text:span text:style-name="T22">11</text:span>章。</text:p>
              <text:list>
                <text:list-item>
                  <text:p text:style-name="P42">生命最重要的事情，就是與別人建立無憂無慮而貼心的溝通。</text:p>
                </text:list-item>
                <text:list-item>
                  <text:p text:style-name="P42">保持自然輕鬆，用最簡單而自然的方式，緩和任何緊張的氣氛。</text:p>
                </text:list-item>
                <text:list-item>
                  <text:p text:style-name="P42">一旦建立起信賴和信心，氣氛就會變得輕鬆。</text:p>
                </text:list-item>
                <text:list-item>
                  <text:p text:style-name="P42">溫暖地鼓勵他盡可能自由地表達。</text:p>
                </text:list-item>
                <text:list-item>
                  <text:p text:style-name="P42">給他完全的自由，讓他充分說出他說的話。</text:p>
                </text:list-item>
                <text:list-item>
                  <text:p text:style-name="P42">不要打斷、否認或貶低他正在說的話。</text:p>
                </text:list-item>
                <text:list-item>
                  <text:p text:style-name="P42">學習傾聽，學習靜靜地接受：一種開放、安詳的寧靜，讓他感到已經被接受。</text:p>
                </text:list-item>
                <text:list-item>
                  <text:p text:style-name="P42">保持輕鬆自在。</text:p>
                </text:list-item>
                <text:list-item>
                  <text:p text:style-name="P42">不要用太個人化的觀點來看待事情。</text:p>
                </text:list-item>
                <text:list-item>
                  <text:p text:style-name="P42">為了建立真正的溝通，你必須努力以他自己的生活、性格、背景和歷史看待那個人。</text:p>
                </text:list-item>
                <text:list-item>
                  <text:p text:style-name="P42">毫無保留地接受他。</text:p>
                </text:list-item>
                <text:list-item>
                  <text:p text:style-name="P42">對他盡可能表達無條件的愛，沒有絲毫被期待的負擔。</text:p>
                </text:list-item>
                <text:list-item>
                  <text:p text:style-name="P42">保持自然，保持你平常的樣子，做一個真正的朋友。</text:p>
                </text:list-item>
                <text:list-item>
                  <text:p text:style-name="P42">單純而平等地在跟他溝通。</text:p>
                </text:list-item>
                <text:list-item>
                  <text:p text:style-name="P42">兩個非常簡單的方法，幫助你打<text:span text:style-name="T29">從</text:span>內<text:span text:style-name="T29">心</text:span>對他<text:span text:style-name="T29">產生</text:span><text:span text:style-name="T28">愛</text:span>。</text:p>
                  <text:list>
                    <text:list-item>
                      <text:p text:style-name="P42">想像他跟你完全一樣，有相同的需要、基本慾望、寂寞、恐懼、隱密傷心處、無助感。</text:p>
                      <text:list>
                        <text:list-item>
                          <text:p text:style-name="P42">如果你確實做到這一點，你心將對那個人開放，愛會在你們兩人之間呈現。</text:p>
                        </text:list-item>
                      </text:list>
                    </text:list-item>
                    <text:list-item>
                      <text:p text:style-name="P43">把你自己直接放在他的立場上，<text:span text:style-name="T29">想像</text:span>他就是你<text:span text:style-name="T29">，然後，</text:span>認真地<text:span text:style-name="T29">問自己</text:span>，你最需要什麼？</text:p>
                      <text:list>
                        <text:list-item>
                          <text:p text:style-name="P43">最喜歡什麼？最希望眼前的朋友給你什麼？</text:p>
                        </text:list-item>
                      </text:list>
                    </text:list-item>
                  </text:list>
                </text:list-item>
                <text:list-item>
                  <text:p text:style-name="P43">他所要的正是：真正地被愛和接受。</text:p>
                </text:list-item>
                <text:list-item>
                  <text:p text:style-name="P43">身體有它自己表達愛的語言；使用它，不要怕，你可以帶給他安慰和舒適。</text:p>
                </text:list-item>
                <text:list-item>
                  <text:p text:style-name="P43">希望你看起來像想了解他的樣子。</text:p>
                </text:list-item>
                <text:list-item>
                  <text:p text:style-name="P43">他並不要求成功，只希望有人願意試著了解他。</text:p>
                </text:list-item>
                <text:list-item>
                  <text:p text:style-name="P43">要願意去嘗試，也要再三向他肯定。</text:p>
                </text:list-item>
                <text:list-item>
                  <text:p text:style-name="P43">生起這些情緒時，幫助他不要壓抑，要與他們共同承擔。</text:p>
                  <text:list>
                    <text:list-item>
                      <text:p text:style-name="P43">接受、時間和耐心的了解，會讓情緒慢慢退去。</text:p>
                    </text:list-item>
                  </text:list>
                </text:list-item>
                <text:list-item>
                  <text:p text:style-name="P43">不要搬弄學問，不要老是想尋找高深的話說。</text:p>
                  <text:list>
                    <text:list-item>
                      <text:p text:style-name="P43">不必做或說什麼就可以改善情況，只要用心陪著他就夠了。</text:p>
                    </text:list-item>
                  </text:list>
                </text:list-item>
                <text:list-item>
                  <text:p text:style-name="P43">不知道如何是好時，對他老實地承認，尋求他的幫助。</text:p>
                  <text:list>
                    <text:list-item>
                      <text:p text:style-name="P43">這種坦白會把你和他拉得更近，有助於打開一個比較自由的溝通。</text:p>
                    </text:list-item>
                    <text:list-item>
                      <text:p text:style-name="P43">有時候，他遠比我們清楚他需要什麼樣的幫助。</text:p>
                    </text:list-item>
                  </text:list>
                </text:list-item>
                <text:list-item>
                  <text:p text:style-name="P43">學習如何放下。</text:p>
                </text:list-item>
              </text:list>
            </text:list-item>
            <text:list-item>
              <text:p text:style-name="P43">第<text:span text:style-name="T22">12</text:span>章。</text:p>
              <text:list>
                <text:list-item>
                  <text:p text:style-name="P43">如果世界上的<text:span text:style-name="T29">一切</text:span>傷害、恐懼和<text:span text:style-name="T29">痛苦</text:span>都<text:span text:style-name="T29">來自我執</text:span>，為什麼我需要這種大惡念呢？</text:p>
                  <text:list>
                    <text:list-item>
                      <text:p text:style-name="P43">使得我們的生命充滿焦慮、期待和恐懼。</text:p>
                    </text:list-item>
                    <text:list-item>
                      <text:p text:style-name="P43">當那種惡念熄滅之後，我們就可以清除一切痛苦。</text:p>
                    </text:list-item>
                    <text:list-item>
                      <text:p text:style-name="P43">我們的真性將以開闊、活力旺盛的姿態展露。</text:p>
                    </text:list-item>
                  </text:list>
                </text:list-item>
                <text:list-item>
                  <text:p text:style-name="P43">慈悲行。<text:span text:style-name="T10">（慈悲是奉獻自己給別人，承受別人的苦難而不自我愛惜）（把我的快樂與別人的痛苦交換）</text:span></text:p>
                </text:list-item>
                <text:list-item>
                  <text:p text:style-name="P45"><text:span text:style-name="T29">卸下</text:span>我執心。</text:p>
                  <text:list>
                    <text:list-item>
                      <text:p text:style-name="P45">驅除任何障礙和逆境對你產生的影響。因為你怎麼可能攻擊不存在的某人和某事？</text:p>
                    </text:list-item>
                  </text:list>
                </text:list-item>
                <text:list-item>
                  <text:p text:style-name="P45">施受法。</text:p>
                  <text:list>
                    <text:list-item>
                      <text:p text:style-name="P45">前行。</text:p>
                      <text:list>
                        <text:list-item>
                          <text:p text:style-name="P45">環境的施受法。</text:p>
                        </text:list-item>
                        <text:list-item>
                          <text:p text:style-name="P45">自我的施受法。</text:p>
                          <text:list>
                            <text:list-item>
                              <text:p text:style-name="P46">為了這個修習，把你自己分成甲和乙兩邊。</text:p>
                            </text:list-item>
                            <text:list-item>
                              <text:p text:style-name="P46">甲代表完整、慈悲、溫暖和可愛的你，就像一位真誠的朋友，確實願意隨時幫助你，回應你和開放給你，不管你有什麼錯誤或缺點，從來不批判你。</text:p>
                            </text:list-item>
                            <text:list-item>
                              <text:p text:style-name="P45">乙代表受了傷、受到誤解和挫折、痛苦或憤怒的你，好比可能在孩提時代受到不公平待遇或虐待，或者在人際關係中受苦或被社會所冤枉。</text:p>
                            </text:list-item>
                            <text:list-item>
                              <text:p text:style-name="P45">現在，當你吸氣時，想像甲完全打開它的心，熱情而慈悲地接受和擁抱乙的一切痛苦、煩惱和傷害。乙受到感動，也打開它的心，一切痛苦就溶化在這種慈悲的懷抱中。</text:p>
                            </text:list-item>
                            <text:list-item>
                              <text:p text:style-name="P45">當你呼氣時，想向甲把他具有治療作用的愛、溫暖、信賴、慰藉、信心、快樂和喜悅呼出給乙。</text:p>
                            </text:list-item>
                          </text:list>
                        </text:list-item>
                        <text:list-item>
                          <text:p text:style-name="P45">生活情境中的施受法。</text:p>
                        </text:list-item>
                        <text:list-item>
                          <text:p text:style-name="P45">為別人而修的施受法。</text:p>
                        </text:list-item>
                      </text:list>
                    </text:list-item>
                    <text:list-item>
                      <text:p text:style-name="P45">主要。</text:p>
                    </text:list-item>
                  </text:list>
                </text:list-item>
                <text:list-item>
                  <text:p text:style-name="P45">愛。</text:p>
                  <text:list>
                    <text:list-item>
                      <text:p text:style-name="P45">觀想 被愛。</text:p>
                    </text:list-item>
                  </text:list>
                </text:list-item>
                <text:list-item>
                  <text:p text:style-name="P45">平等看待自己與別人、自他交換。</text:p>
                </text:list-item>
                <text:list-item>
                  <text:p text:style-name="P47">當你的恐懼碰到別人的痛苦時，它就變成憐憫。</text:p>
                </text:list-item>
                <text:list-item>
                  <text:p text:style-name="P47">當你的愛心碰到別人的痛苦時，它就變成慈悲。</text:p>
                </text:list-item>
              </text:list>
            </text:list-item>
            <text:list-item>
              <text:p text:style-name="P47">第<text:span text:style-name="T22">13</text:span>章。</text:p>
              <text:list>
                <text:list-item>
                  <text:p text:style-name="P47">頗瓦法。<text:span text:style-name="T1">（頗瓦，意思是意識的遷轉）</text:span></text:p>
                </text:list-item>
              </text:list>
            </text:list-item>
            <text:list-item>
              <text:p text:style-name="P45">第<text:span text:style-name="T22">14</text:span>章。</text:p>
              <text:list>
                <text:list-item>
                  <text:p text:style-name="P48">放下執著和瞋恨。<text:span text:style-name="T29">保持</text:span>你的<text:span text:style-name="T29">清淨</text:span>心。把你的心和佛結合為一。</text:p>
                </text:list-item>
                <text:list-item>
                  <text:p text:style-name="P48">放下一切執著和瞋恨的念頭。</text:p>
                </text:list-item>
              </text:list>
            </text:list-item>
            <text:list-item>
              <text:p text:style-name="P48">第<text:span text:style-name="T22">15</text:span>章。</text:p>
            </text:list-item>
            <text:list-item>
              <text:p text:style-name="P48">第<text:span text:style-name="T22">16</text:span>章。</text:p>
            </text:list-item>
            <text:list-item>
              <text:p text:style-name="P48">第<text:span text:style-name="T22">17</text:span>章。</text:p>
              <text:list>
                <text:list-item>
                  <text:p text:style-name="P48">法性。<text:span text:style-name="T1">（一切萬物的內在自性或本質）</text:span></text:p>
                </text:list-item>
              </text:list>
            </text:list-item>
            <text:list-item>
              <text:p text:style-name="P45">第<text:span text:style-name="T25">18章</text:span>。</text:p>
              <text:list>
                <text:list-item>
                  <text:p text:style-name="P45">受生中陰。</text:p>
                </text:list-item>
              </text:list>
            </text:list-item>
            <text:list-item>
              <text:p text:style-name="P45">第<text:span text:style-name="T22">19</text:span>章。</text:p>
              <text:list>
                <text:list-item>
                  <text:p text:style-name="P45">意生身。</text:p>
                </text:list-item>
              </text:list>
            </text:list-item>
            <text:list-item>
              <text:p text:style-name="P45">第<text:span text:style-name="T22">20</text:span>章。</text:p>
              <text:list>
                <text:list-item>
                  <text:p text:style-name="P45"><text:span text:style-name="T29">學習如何去幫助別人</text:span>。</text:p>
                </text:list-item>
              </text:list>
            </text:list-item>
            <text:list-item>
              <text:p text:style-name="P45">第<text:span text:style-name="T22">21</text:span>章。</text:p>
              <text:list>
                <text:list-item>
                  <text:p text:style-name="P45">夢生身。</text:p>
                </text:list-item>
                <text:list-item>
                  <text:p text:style-name="P45">任何情緒生起之前，總是有一個空白或間隙。</text:p>
                  <text:list>
                    <text:list-item>
                      <text:p text:style-name="P45">在情緒的能量有機會生起之前的孕育時刻，是一個清靜、本初覺醒的時刻。</text:p>
                    </text:list-item>
                    <text:list-item>
                      <text:p text:style-name="P45">可以在此刻瞥見真正的心性。</text:p>
                    </text:list-item>
                    <text:list-item>
                      <text:p text:style-name="P45">完全解脫了執著的任何需要或可能。</text:p>
                    </text:list-item>
                  </text:list>
                </text:list-item>
                <text:list-item>
                  <text:p text:style-name="P45">心性。<text:span text:style-name="T1">（心的本性）（一切事物的本性）</text:span></text:p>
                </text:list-item>
              </text:list>
            </text:list-item>
            <text:list-item>
              <text:p text:style-name="P49">第<text:span text:style-name="T22">22</text:span>章。</text:p>
              <text:list>
                <text:list-item>
                  <text:p text:style-name="P49"><text:span text:style-name="T29">安慰</text:span>別人<text:span text:style-name="T29">、了解</text:span>別人<text:span text:style-name="T29">、愛</text:span>別人。</text:p>
                </text:list-item>
                <text:list-item>
                  <text:p text:style-name="P49">因付出而領受。</text:p>
                </text:list-item>
                <text:list-item>
                  <text:p text:style-name="P49">因寬恕而獲得寬恕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31:17.342000000</dc:date>
    <meta:editing-duration>P18DT13H37M14S</meta:editing-duration>
    <meta:editing-cycles>16453</meta:editing-cycles>
    <meta:document-statistic meta:table-count="0" meta:image-count="0" meta:object-count="0" meta:page-count="1" meta:paragraph-count="210" meta:word-count="4915" meta:character-count="5282" meta:non-whitespace-character-count="5172"/>
  </office:meta>
</office:document-meta>
</file>